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language="fr" fo:country="FR"/>
    </style:style>
    <style:style style:name="P3" style:parent-style-name="Normal" style:family="paragraph">
      <style:paragraph-properties fo:text-align="center"/>
      <style:text-properties fo:language="fr" fo:country="F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0.85417in" svg:y="0.6375in" svg:width="1.125in" svg:height="1.125in" draw:z-index="251659264" draw:id="id0" draw:style-name="a0" draw:name="Ellipse 1" text:anchor-type="paragraph"><svg:title/><svg:desc/><text:p text:style-name="P2">Clien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8625in" svg:y="0.6375in" svg:width="1.125in" svg:height="1.125in" draw:z-index="251661312" draw:id="id1" draw:style-name="a1" draw:name="Ellipse 2" text:anchor-type="paragraph"><svg:title/><svg:desc/><text:p text:style-name="P3">Serveu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8T06:48:00Z</dc:date>
    <meta:template xlink:href="Normal.dotm" xlink:type="simple"/>
    <meta:editing-cycles>3</meta:editing-cycles>
    <meta:editing-duration>PT480S</meta:editing-duration>
    <meta:document-statistic meta:page-count="1" meta:paragraph-count="1" meta:word-count="0" meta:character-count="2" meta:row-count="1" meta:non-whitespace-character-count="2"/>
  </office:meta>
</office:document-meta>
</file>